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e6c1d"/>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887e0"/>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a6206" officeooo:paragraph-rsid="001a6206"/>
    </style:style>
    <style:style style:name="P20" style:family="paragraph" style:parent-style-name="Table_20_Contents">
      <style:text-properties fo:font-weight="bold" officeooo:rsid="000f67fd" officeooo:paragraph-rsid="001d089c" style:font-weight-asian="bold" style:font-weight-complex="bold"/>
    </style:style>
    <style:style style:name="P21" style:family="paragraph" style:parent-style-name="Table_20_Contents">
      <style:text-properties officeooo:rsid="001887e0" officeooo:paragraph-rsid="001887e0"/>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officeooo:paragraph-rsid="003e6c1d"/>
    </style:style>
    <style:style style:name="P29" style:family="paragraph" style:parent-style-name="Table_20_Contents">
      <style:text-properties fo:font-weight="normal" officeooo:rsid="003ab0cd" officeooo:paragraph-rsid="003e0dae" style:font-weight-asian="normal" style:font-weight-complex="normal"/>
    </style:style>
    <style:style style:name="P30" style:family="paragraph" style:parent-style-name="Heading_20_1" style:master-page-name="First_20_Page">
      <style:paragraph-properties style:page-number="auto"/>
      <style:text-properties officeooo:paragraph-rsid="003a552b"/>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text-properties officeooo:rsid="001887e0" officeooo:paragraph-rsid="001887e0"/>
    </style:style>
    <style:style style:name="P33" style:family="paragraph" style:parent-style-name="Table_20_Contents" style:list-style-name="L1">
      <style:text-properties fo:font-weight="bold" officeooo:rsid="001887e0" officeooo:paragraph-rsid="001887e0" style:font-weight-asian="bold" style:font-weight-complex="bold"/>
    </style:style>
    <style:style style:name="P34" style:family="paragraph" style:parent-style-name="Table_20_Contents">
      <style:text-properties fo:font-weight="bold" officeooo:rsid="003e6c1d" officeooo:paragraph-rsid="003e6c1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6353"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1887e0"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0"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1" style:family="text">
      <style:text-properties officeooo:rsid="003a552b"/>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1">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20"><text:span text:style-name="Page_20_Number"><text:span text:style-name="T12">Feb 20, 2016</text:span></text:span></text:p>
          </table:table-cell>
          <table:table-cell table:style-name="Table2.C2" office:value-type="string">
            <text:p text:style-name="P21">Minor grammatical corrections and readability improvements as well as the following specific changes:</text:p>
            <text:list text:style-name="L1">
              <text:list-item>
                <text:p text:style-name="P32">Changes to Remaining Bytes table values in sections</text:p>
                <text:list>
                  <text:list-item>
                    <text:p text:style-name="P33">4.6 Read Stream Command</text:p>
                  </text:list-item>
                  <text:list-item>
                    <text:p text:style-name="P33">4.7 Read Stream Reply</text:p>
                  </text:list-item>
                  <text:list-item>
                    <text:p text:style-name="P33">4.11 Write Stream Command</text:p>
                  </text:list-item>
                  <text:list-item>
                    <text:p text:style-name="P33">4.12 Write Stream Reply</text:p>
                  </text:list-item>
                </text:list>
              </text:list-item>
              <text:list-item>
                <text:p text:style-name="P32">Changes and additions to sections</text:p>
                <text:list>
                  <text:list-item>
                    <text:p text:style-name="P33">4.23 Update Complete Command</text:p>
                  </text:list-item>
                  <text:list-item>
                    <text:p text:style-name="P33">4.24 Reset/Reboot Command</text:p>
                  </text:list-item>
                </text:list>
              </text:list-item>
              <text:list-item>
                <text:p text:style-name="P32">Restored sections </text:p>
                <text:list>
                  <text:list-item>
                    <text:p text:style-name="P33">4.21 Unfreeze Command</text:p>
                  </text:list-item>
                  <text:list-item>
                    <text:p text:style-name="P33">4.22 Freeze Command</text:p>
                  </text:list-item>
                </text:list>
              </text:list-item>
              <text:list-item>
                <text:p text:style-name="P32">Removed section</text:p>
                <text:list>
                  <text:list-item>
                    <text:p text:style-name="P33">4.26 Enter Bootloader Command</text:p>
                  </text:list-item>
                </text:list>
              </text:list-item>
            </text:list>
          </table:table-cell>
        </table:table-row>
        <table:table-row>
          <table:table-cell table:style-name="Table2.A2" office:value-type="string">
            <text:p text:style-name="P14"><text:span text:style-name="T18">Apr</text:span> <text:span text:style-name="T18">25</text:span>, 202<text:span text:style-name="T18">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19">®</text:span><text:span text:style-name="T20"> symbol</text:span></text:p>
            <text:p text:style-name="P17">Changed “Layout Command Control” to have the <text:span text:style-name="T5">TM</text:span> symbol</text:p>
            <text:p text:style-name="P18">Added <text:span text:style-name="T18">the </text:span>NMRA Legal Disclaimer <text:span text:style-name="T18">fine-print</text:span></text:p>
            <text:p text:style-name="P15">Changed the OpenLCB license to “Creative Commons Attribution-ShareAlike 4.0 International”</text:p>
          </table:table-cell>
        </table:table-row>
        <table:table-row>
          <table:table-cell table:style-name="Table2.A2" office:value-type="string">
            <text:p text:style-name="P34">July 22, 2024</text:p>
          </table:table-cell>
          <table:table-cell table:style-name="Table2.A2" office:value-type="string">
            <text:p text:style-name="Table_20_Contents"/>
          </table:table-cell>
          <table:table-cell table:style-name="Table2.C2" office:value-type="string">
            <text:p text:style-name="P28">Remove the write-size bits in the Configuration Options Reply</text:p>
            <text:p text:style-name="P28">Add stream reads to a Configuration Options Reply bit</text:p>
          </table:table-cell>
        </table:table-row>
      </table:table>
      <text:p text:style-name="P12"/>
      <text:h text:style-name="P31" text:outline-level="1">Important Notices and Disclaimers Concerning NMRA Standards Documents</text:h>
      <text:section text:style-name="Sect2" text:name="Section1">
        <text:p text:style-name="P24">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e6c1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6c1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6353"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0">2</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0M57S</meta:editing-duration>
    <meta:generator>LibreOffice/7.4.6.2$MacOSX_X86_64 LibreOffice_project/5b1f5509c2decdade7fda905e3e1429a67acd63d</meta:generator>
    <dc:date>2024-07-17T22:46:39.831269587</dc:date>
    <meta:printed-by>Bob Jacobsen</meta:printed-by>
    <meta:print-date>2010-09-15T08:46:04</meta:print-date>
    <dc:creator>Bob Jacobsen</dc:creator>
    <meta:document-statistic meta:table-count="2" meta:image-count="1" meta:object-count="0" meta:page-count="2" meta:paragraph-count="59" meta:word-count="1287" meta:character-count="8592" meta:non-whitespace-character-count="7350"/>
  </office:meta>
</office:document-meta>
</file>